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6.84pt" svg:y="2.83pt">
            <draw:object draw:notify-on-update-of-ranges="Sheet1.M2:Sheet1.M2 Sheet1.P2:Sheet1.P6 Sheet1.M9:Sheet1.M9 Sheet1.P9:Sheet1.P13 Sheet1.M16:Sheet1.M16 Sheet1.P16:Sheet1.P20 Sheet1.M23:Sheet1.M23 Sheet1.P23:Sheet1.P27 Sheet1.M31:Sheet1.M31 Sheet1.P31:Sheet1.P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29pt" svg:x="68.23pt" svg:y="276.63pt">
            <draw:object draw:notify-on-update-of-ranges="Sheet1.N1:Sheet1.N1 Sheet1.N2:Sheet1.N35 Sheet1.M2:Sheet1.M2 Sheet1.R2:Sheet1.R6 Sheet1.M9:Sheet1.M9 Sheet1.R9:Sheet1.R13 Sheet1.M16:Sheet1.M16 Sheet1.R16:Sheet1.R20 Sheet1.M23:Sheet1.M23 Sheet1.R23:Sheet1.R27 Sheet1.M31:Sheet1.M31 Sheet1.R31:Sheet1.R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13"/>
          <table:table-cell office:value-type="string" calcext:value-type="string">
            <text:p>threads</text:p>
          </table:table-cell>
          <table:table-cell table:number-columns-repeated="3"/>
          <table:table-cell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1ball</text:p>
          </table:table-cell>
          <table:table-cell office:value-type="float" office:value="1" calcext:value-type="float">
            <text:p>1</text:p>
          </table:table-cell>
          <table:table-cell office:value-type="float" office:value="198902" calcext:value-type="float">
            <text:p>198902</text:p>
          </table:table-cell>
          <table:table-cell table:formula="of:=[.O2]/10000000" office:value-type="float" office:value="0.0198902" calcext:value-type="float">
            <text:p>0.0198902</text:p>
          </table:table-cell>
          <table:table-cell/>
          <table:table-cell table:formula="of:=[.$P2]/[.P2]" office:value-type="float" office:value="1" calcext:value-type="float">
            <text:p>1</text:p>
          </table:table-cell>
          <table:table-cell/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90267" calcext:value-type="float">
            <text:p>90267</text:p>
          </table:table-cell>
          <table:table-cell table:formula="of:=[.O3]/10000000" office:value-type="float" office:value="0.0090267" calcext:value-type="float">
            <text:p>0.0090267</text:p>
          </table:table-cell>
          <table:table-cell/>
          <table:table-cell table:formula="of:=[.$P2]/[.P3]" office:value-type="float" office:value="2.20348521608118" calcext:value-type="float">
            <text:p>2.20348521608118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44541" calcext:value-type="float">
            <text:p>44541</text:p>
          </table:table-cell>
          <table:table-cell table:formula="of:=[.O4]/10000000" office:value-type="float" office:value="0.0044541" calcext:value-type="float">
            <text:p>0.0044541</text:p>
          </table:table-cell>
          <table:table-cell/>
          <table:table-cell table:formula="of:=[.$P2]/[.P4]" office:value-type="float" office:value="4.46559349812532" calcext:value-type="float">
            <text:p>4.46559349812532</text:p>
          </table:table-cell>
          <table:table-cell/>
          <table:table-cell office:value-type="float" office:value="0.00966666666666667" calcext:value-type="float">
            <text:p>0.009666666666667</text:p>
          </table:table-cell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4046" calcext:value-type="float">
            <text:p>34046</text:p>
          </table:table-cell>
          <table:table-cell table:formula="of:=[.O5]/10000000" office:value-type="float" office:value="0.0034046" calcext:value-type="float">
            <text:p>0.0034046</text:p>
          </table:table-cell>
          <table:table-cell/>
          <table:table-cell table:formula="of:=[.$P2]/[.P5]" office:value-type="float" office:value="5.8421547318334" calcext:value-type="float">
            <text:p>5.8421547318334</text:p>
          </table:table-cell>
          <table:table-cell/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047" calcext:value-type="float">
            <text:p>1047</text:p>
          </table:table-cell>
          <table:table-cell table:formula="of:=[.O6]/1000000" office:value-type="float" office:value="0.001047" calcext:value-type="float">
            <text:p>0.001047</text:p>
          </table:table-cell>
          <table:table-cell/>
          <table:table-cell table:formula="of:=[.$P2]/[.P6]" office:value-type="float" office:value="18.9973256924546" calcext:value-type="float">
            <text:p>18.9973256924546</text:p>
          </table:table-cell>
          <table:table-cell/>
          <table:table-cell office:value-type="float" office:value="0.00733333333333333" calcext:value-type="float">
            <text:p>0.007333333333333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2ball</text:p>
          </table:table-cell>
          <table:table-cell office:value-type="float" office:value="1" calcext:value-type="float">
            <text:p>1</text:p>
          </table:table-cell>
          <table:table-cell office:value-type="float" office:value="295778" calcext:value-type="float">
            <text:p>295778</text:p>
          </table:table-cell>
          <table:table-cell table:formula="of:=[.O9]/10000000" office:value-type="float" office:value="0.0295778" calcext:value-type="float">
            <text:p>0.0295778</text:p>
          </table:table-cell>
          <table:table-cell/>
          <table:table-cell table:formula="of:=[.P9]/[.P9]" office:value-type="float" office:value="1" calcext:value-type="float">
            <text:p>1</text:p>
          </table:table-cell>
          <table:table-cell/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69366" calcext:value-type="float">
            <text:p>169366</text:p>
          </table:table-cell>
          <table:table-cell table:formula="of:=[.O10]/10000000" office:value-type="float" office:value="0.0169366" calcext:value-type="float">
            <text:p>0.0169366</text:p>
          </table:table-cell>
          <table:table-cell/>
          <table:table-cell table:formula="of:=[.P9]/[.P10]" office:value-type="float" office:value="1.74638357167318" calcext:value-type="float">
            <text:p>1.74638357167318</text:p>
          </table:table-cell>
          <table:table-cell/>
          <table:table-cell office:value-type="float" office:value="0.0263333333333333" calcext:value-type="float">
            <text:p>0.026333333333333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90956" calcext:value-type="float">
            <text:p>90956</text:p>
          </table:table-cell>
          <table:table-cell table:formula="of:=[.O11]/10000000" office:value-type="float" office:value="0.0090956" calcext:value-type="float">
            <text:p>0.0090956</text:p>
          </table:table-cell>
          <table:table-cell/>
          <table:table-cell table:formula="of:=[.P9]/[.P11]" office:value-type="float" office:value="3.25188002990457" calcext:value-type="float">
            <text:p>3.25188002990457</text:p>
          </table:table-cell>
          <table:table-cell/>
          <table:table-cell office:value-type="float" office:value="0.021" calcext:value-type="float">
            <text:p>0.021</text:p>
          </table:table-cell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6365" calcext:value-type="float">
            <text:p>66365</text:p>
          </table:table-cell>
          <table:table-cell table:formula="of:=[.O12]/10000000" office:value-type="float" office:value="0.0066365" calcext:value-type="float">
            <text:p>0.0066365</text:p>
          </table:table-cell>
          <table:table-cell/>
          <table:table-cell table:formula="of:=[.P9]/[.P12]" office:value-type="float" office:value="4.45683718827695" calcext:value-type="float">
            <text:p>4.45683718827695</text:p>
          </table:table-cell>
          <table:table-cell/>
          <table:table-cell office:value-type="float" office:value="0.0143333333333333" calcext:value-type="float">
            <text:p>0.014333333333333</text:p>
          </table:table-cell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4810" calcext:value-type="float">
            <text:p>14810</text:p>
          </table:table-cell>
          <table:table-cell table:formula="of:=[.O13]/10000000" office:value-type="float" office:value="0.001481" calcext:value-type="float">
            <text:p>0.001481</text:p>
          </table:table-cell>
          <table:table-cell/>
          <table:table-cell table:formula="of:=[.P9]/[.P13]" office:value-type="float" office:value="19.9715057393653" calcext:value-type="float">
            <text:p>19.9715057393653</text:p>
          </table:table-cell>
          <table:table-cell/>
          <table:table-cell office:value-type="float" office:value="0.0126666666666667" calcext:value-type="float">
            <text:p>0.012666666666667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3ball</text:p>
          </table:table-cell>
          <table:table-cell office:value-type="float" office:value="1" calcext:value-type="float">
            <text:p>1</text:p>
          </table:table-cell>
          <table:table-cell office:value-type="float" office:value="447897" calcext:value-type="float">
            <text:p>447897</text:p>
          </table:table-cell>
          <table:table-cell table:formula="of:=[.O16]/10000000" office:value-type="float" office:value="0.0447897" calcext:value-type="float">
            <text:p>0.0447897</text:p>
          </table:table-cell>
          <table:table-cell/>
          <table:table-cell table:formula="of:=[.P16]/[.P16]" office:value-type="float" office:value="1" calcext:value-type="float">
            <text:p>1</text:p>
          </table:table-cell>
          <table:table-cell/>
          <table:table-cell office:value-type="float" office:value="0.0643333333333333" calcext:value-type="float">
            <text:p>0.064333333333333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81814" calcext:value-type="float">
            <text:p>181814</text:p>
          </table:table-cell>
          <table:table-cell table:formula="of:=[.O17]/10000000" office:value-type="float" office:value="0.0181814" calcext:value-type="float">
            <text:p>0.0181814</text:p>
          </table:table-cell>
          <table:table-cell/>
          <table:table-cell table:formula="of:=[.P16]/[.P17]" office:value-type="float" office:value="2.46349016027369" calcext:value-type="float">
            <text:p>2.46349016027369</text:p>
          </table:table-cell>
          <table:table-cell/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27533" calcext:value-type="float">
            <text:p>127533</text:p>
          </table:table-cell>
          <table:table-cell table:formula="of:=[.O18]/10000000" office:value-type="float" office:value="0.0127533" calcext:value-type="float">
            <text:p>0.0127533</text:p>
          </table:table-cell>
          <table:table-cell/>
          <table:table-cell table:formula="of:=[.P16]/[.P18]" office:value-type="float" office:value="3.512008656583" calcext:value-type="float">
            <text:p>3.512008656583</text:p>
          </table:table-cell>
          <table:table-cell/>
          <table:table-cell office:value-type="float" office:value="0.0223333333333333" calcext:value-type="float">
            <text:p>0.022333333333333</text:p>
          </table:table-cell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6605" calcext:value-type="float">
            <text:p>66605</text:p>
          </table:table-cell>
          <table:table-cell table:formula="of:=[.O19]/10000000" office:value-type="float" office:value="0.0066605" calcext:value-type="float">
            <text:p>0.0066605</text:p>
          </table:table-cell>
          <table:table-cell/>
          <table:table-cell table:formula="of:=[.P16]/[.P19]" office:value-type="float" office:value="6.72467532467533" calcext:value-type="float">
            <text:p>6.72467532467533</text:p>
          </table:table-cell>
          <table:table-cell/>
          <table:table-cell office:value-type="float" office:value="0.0183333333333333" calcext:value-type="float">
            <text:p>0.018333333333333</text:p>
          </table:table-cell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5565" calcext:value-type="float">
            <text:p>25565</text:p>
          </table:table-cell>
          <table:table-cell table:formula="of:=[.O20]/10000000" office:value-type="float" office:value="0.0025565" calcext:value-type="float">
            <text:p>0.0025565</text:p>
          </table:table-cell>
          <table:table-cell/>
          <table:table-cell table:formula="of:=[.P16]/[.P20]" office:value-type="float" office:value="17.519929591238" calcext:value-type="float">
            <text:p>17.519929591238</text:p>
          </table:table-cell>
          <table:table-cell/>
          <table:table-cell office:value-type="float" office:value="0.016" calcext:value-type="float">
            <text:p>0.01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4ball</text:p>
          </table:table-cell>
          <table:table-cell office:value-type="float" office:value="1" calcext:value-type="float">
            <text:p>1</text:p>
          </table:table-cell>
          <table:table-cell office:value-type="float" office:value="548347" calcext:value-type="float">
            <text:p>548347</text:p>
          </table:table-cell>
          <table:table-cell table:formula="of:=[.O23]/10000000" office:value-type="float" office:value="0.0548347" calcext:value-type="float">
            <text:p>0.0548347</text:p>
          </table:table-cell>
          <table:table-cell/>
          <table:table-cell table:formula="of:=[.P23]/[.P23]" office:value-type="float" office:value="1" calcext:value-type="float">
            <text:p>1</text:p>
          </table:table-cell>
          <table:table-cell/>
          <table:table-cell office:value-type="float" office:value="0.0823333333333333" calcext:value-type="float">
            <text:p>0.082333333333333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44192" calcext:value-type="float">
            <text:p>244192</text:p>
          </table:table-cell>
          <table:table-cell table:formula="of:=[.O24]/10000000" office:value-type="float" office:value="0.0244192" calcext:value-type="float">
            <text:p>0.0244192</text:p>
          </table:table-cell>
          <table:table-cell/>
          <table:table-cell table:formula="of:=[.P23]/[.P24]" office:value-type="float" office:value="2.24555677499672" calcext:value-type="float">
            <text:p>2.24555677499672</text:p>
          </table:table-cell>
          <table:table-cell/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39518" calcext:value-type="float">
            <text:p>139518</text:p>
          </table:table-cell>
          <table:table-cell table:formula="of:=[.O25]/10000000" office:value-type="float" office:value="0.0139518" calcext:value-type="float">
            <text:p>0.0139518</text:p>
          </table:table-cell>
          <table:table-cell/>
          <table:table-cell table:formula="of:=[.P23]/[.P25]" office:value-type="float" office:value="3.93029573245029" calcext:value-type="float">
            <text:p>3.93029573245029</text:p>
          </table:table-cell>
          <table:table-cell/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70970" calcext:value-type="float">
            <text:p>70970</text:p>
          </table:table-cell>
          <table:table-cell table:formula="of:=[.O26]/10000000" office:value-type="float" office:value="0.007097" calcext:value-type="float">
            <text:p>0.007097</text:p>
          </table:table-cell>
          <table:table-cell/>
          <table:table-cell table:formula="of:=[.P23]/[.P26]" office:value-type="float" office:value="7.72646188530365" calcext:value-type="float">
            <text:p>7.72646188530365</text:p>
          </table:table-cell>
          <table:table-cell/>
          <table:table-cell office:value-type="float" office:value="0.0233333333333333" calcext:value-type="float">
            <text:p>0.023333333333333</text:p>
          </table:table-cell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3927" calcext:value-type="float">
            <text:p>43927</text:p>
          </table:table-cell>
          <table:table-cell table:formula="of:=[.O27]/10000000" office:value-type="float" office:value="0.0043927" calcext:value-type="float">
            <text:p>0.0043927</text:p>
          </table:table-cell>
          <table:table-cell/>
          <table:table-cell table:formula="of:=[.P23]/[.P27]" office:value-type="float" office:value="12.4831424863979" calcext:value-type="float">
            <text:p>12.4831424863979</text:p>
          </table:table-cell>
          <table:table-cell/>
          <table:table-cell office:value-type="float" office:value="0.0216666666666667" calcext:value-type="float">
            <text:p>0.021666666666667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5ball</text:p>
          </table:table-cell>
          <table:table-cell office:value-type="float" office:value="1" calcext:value-type="float">
            <text:p>1</text:p>
          </table:table-cell>
          <table:table-cell office:value-type="float" office:value="571610" calcext:value-type="float">
            <text:p>571610</text:p>
          </table:table-cell>
          <table:table-cell table:formula="of:=[.O31]/10000000" office:value-type="float" office:value="0.057161" calcext:value-type="float">
            <text:p>0.057161</text:p>
          </table:table-cell>
          <table:table-cell/>
          <table:table-cell table:formula="of:=[.P31]/[.P31]" office:value-type="float" office:value="1" calcext:value-type="float">
            <text:p>1</text:p>
          </table:table-cell>
          <table:table-cell/>
          <table:table-cell office:value-type="float" office:value="0.107333333333333" calcext:value-type="float">
            <text:p>0.107333333333333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58816" calcext:value-type="float">
            <text:p>358816</text:p>
          </table:table-cell>
          <table:table-cell table:formula="of:=[.O32]/10000000" office:value-type="float" office:value="0.0358816" calcext:value-type="float">
            <text:p>0.0358816</text:p>
          </table:table-cell>
          <table:table-cell/>
          <table:table-cell table:formula="of:=[.P31]/[.P32]" office:value-type="float" office:value="1.59304490323731" calcext:value-type="float">
            <text:p>1.59304490323731</text:p>
          </table:table-cell>
          <table:table-cell/>
          <table:table-cell office:value-type="float" office:value="0.0616666666666667" calcext:value-type="float">
            <text:p>0.061666666666667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70304" calcext:value-type="float">
            <text:p>170304</text:p>
          </table:table-cell>
          <table:table-cell table:formula="of:=[.O33]/10000000" office:value-type="float" office:value="0.0170304" calcext:value-type="float">
            <text:p>0.0170304</text:p>
          </table:table-cell>
          <table:table-cell/>
          <table:table-cell table:formula="of:=[.P31]/[.P33]" office:value-type="float" office:value="3.35640971439308" calcext:value-type="float">
            <text:p>3.35640971439308</text:p>
          </table:table-cell>
          <table:table-cell/>
          <table:table-cell office:value-type="float" office:value="0.0353333333333333" calcext:value-type="float">
            <text:p>0.035333333333333</text:p>
          </table:table-cell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11506" calcext:value-type="float">
            <text:p>111506</text:p>
          </table:table-cell>
          <table:table-cell table:formula="of:=[.O34]/10000000" office:value-type="float" office:value="0.0111506" calcext:value-type="float">
            <text:p>0.0111506</text:p>
          </table:table-cell>
          <table:table-cell/>
          <table:table-cell table:formula="of:=[.P31]/[.P34]" office:value-type="float" office:value="5.12627123204133" calcext:value-type="float">
            <text:p>5.12627123204133</text:p>
          </table:table-cell>
          <table:table-cell/>
          <table:table-cell office:value-type="float" office:value="0.029" calcext:value-type="float">
            <text:p>0.029</text:p>
          </table:table-cell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1226" calcext:value-type="float">
            <text:p>41226</text:p>
          </table:table-cell>
          <table:table-cell table:formula="of:=[.O35]/10000000" office:value-type="float" office:value="0.0041226" calcext:value-type="float">
            <text:p>0.0041226</text:p>
          </table:table-cell>
          <table:table-cell/>
          <table:table-cell table:formula="of:=[.P31]/[.P35]" office:value-type="float" office:value="13.8652791927424" calcext:value-type="float">
            <text:p>13.8652791927424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 table:number-rows-repeated="82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./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O31:Sheet1.O3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19:45.139000000</meta:creation-date>
    <dc:date>2019-05-07T17:29:30.300000000</dc:date>
    <meta:editing-duration>PT11M42S</meta:editing-duration>
    <meta:editing-cycles>1</meta:editing-cycles>
    <meta:document-statistic meta:table-count="1" meta:cell-count="133" meta:object-count="2"/>
    <meta:generator>LibreOffice/6.1.2.1$Windows_X86_64 LibreOffice_project/65905a128db06ba48db947242809d14d3f9a93f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84cm" svg:y="0.316cm" chart:style-name="ch2">
          <text:p>Time vs. Threads</text:p>
        </chart:title>
        <chart:legend chart:legend-position="end" svg:x="13.942cm" svg:y="3.205cm" style:legend-expansion="high" chart:style-name="ch3"/>
        <chart:plot-area chart:style-name="ch4" table:cell-range-address="Sheet1.N2:Sheet1.N35 Sheet1.M2:Sheet1.M2 Sheet1.P2:Sheet1.P6 Sheet1.P9:Sheet1.P13 Sheet1.M9:Sheet1.M9 Sheet1.M16:Sheet1.M16 Sheet1.P16:Sheet1.P20 Sheet1.M23:Sheet1.M23 Sheet1.P23:Sheet1.P27 Sheet1.M31:Sheet1.M31 Sheet1.P31:Sheet1.P35" chart:data-source-has-labels="both" svg:x="1.331cm" svg:y="1.275cm" svg:width="12.291cm" svg:height="6.564cm">
          <chartooo:coordinate-region svg:x="2.243cm" svg:y="1.275cm" svg:width="11.192cm" svg:height="5.718cm"/>
          <chart:axis chart:dimension="x" chart:name="primary-x" chart:style-name="ch5" chartooo:axis-type="auto">
            <chartooo:date-scale/>
            <chart:title svg:x="6.427cm" svg:y="8.019cm" chart:style-name="ch6">
              <text:p>Thread Count</text:p>
            </chart:title>
            <chart:categories table:cell-range-address="Sheet1.N2:Sheet1.N35 Sheet1.M2:Sheet1.M2 Sheet1.P2:Sheet1.P6 Sheet1.P9:Sheet1.P13"/>
          </chart:axis>
          <chart:axis chart:dimension="y" chart:name="primary-y" chart:style-name="ch5">
            <chart:title svg:x="0.451cm" svg:y="5.726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P2:Sheet1.P6" chart:label-cell-address="Sheet1.M2:Sheet1.M2" chart:class="chart:line">
            <chart:data-point chart:repeated="5"/>
          </chart:series>
          <chart:series chart:style-name="ch10" chart:values-cell-range-address="Sheet1.P9:Sheet1.P13" chart:label-cell-address="Sheet1.M9:Sheet1.M9" chart:class="chart:line">
            <chart:data-point chart:repeated="5"/>
          </chart:series>
          <chart:series chart:style-name="ch11" chart:values-cell-range-address="Sheet1.P16:Sheet1.P20" chart:label-cell-address="Sheet1.M16:Sheet1.M16" chart:class="chart:line">
            <chart:data-point chart:repeated="5"/>
          </chart:series>
          <chart:series chart:style-name="ch12" chart:values-cell-range-address="Sheet1.P23:Sheet1.P27" chart:label-cell-address="Sheet1.M23:Sheet1.M23" chart:class="chart:line">
            <chart:data-point chart:repeated="5"/>
          </chart:series>
          <chart:series chart:style-name="ch13" chart:values-cell-range-address="Sheet1.P31:Sheet1.P35" chart:label-cell-address="Sheet1.M31:Sheet1.M3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ball</text:p>
                <draw:g>
                  <svg:desc>Sheet1.M2:Sheet1.M2</svg:desc>
                </draw:g>
              </table:table-cell>
              <table:table-cell office:value-type="string">
                <text:p>2ball</text:p>
                <draw:g>
                  <svg:desc>Sheet1.M9:Sheet1.M9</svg:desc>
                </draw:g>
              </table:table-cell>
              <table:table-cell office:value-type="string">
                <text:p>3ball</text:p>
                <draw:g>
                  <svg:desc>Sheet1.M16:Sheet1.M16</svg:desc>
                </draw:g>
              </table:table-cell>
              <table:table-cell office:value-type="string">
                <text:p>4ball</text:p>
                <draw:g>
                  <svg:desc>Sheet1.M23:Sheet1.M23</svg:desc>
                </draw:g>
              </table:table-cell>
              <table:table-cell office:value-type="string">
                <text:p>5ball</text:p>
                <draw:g>
                  <svg:desc>Sheet1.M31:Sheet1.M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2:Sheet1.N35 Sheet1.M2:Sheet1.M2 Sheet1.P2:Sheet1.P6 Sheet1.P9:Sheet1.P13</svg:desc>
                </draw:g>
              </table:table-cell>
              <table:table-cell office:value-type="float" office:value="0.0198902">
                <text:p>0.0198902</text:p>
                <draw:g>
                  <svg:desc>Sheet1.P2:Sheet1.P6</svg:desc>
                </draw:g>
              </table:table-cell>
              <table:table-cell office:value-type="float" office:value="0.0295778">
                <text:p>0.0295778</text:p>
                <draw:g>
                  <svg:desc>Sheet1.P9:Sheet1.P13</svg:desc>
                </draw:g>
              </table:table-cell>
              <table:table-cell office:value-type="float" office:value="0.0447897">
                <text:p>0.0447897</text:p>
                <draw:g>
                  <svg:desc>Sheet1.P16:Sheet1.P20</svg:desc>
                </draw:g>
              </table:table-cell>
              <table:table-cell office:value-type="float" office:value="0.0548347">
                <text:p>0.0548347</text:p>
                <draw:g>
                  <svg:desc>Sheet1.P23:Sheet1.P27</svg:desc>
                </draw:g>
              </table:table-cell>
              <table:table-cell office:value-type="float" office:value="0.057161">
                <text:p>0.057161</text:p>
                <draw:g>
                  <svg:desc>Sheet1.P31:Sheet1.P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90267">
                <text:p>0.0090267</text:p>
              </table:table-cell>
              <table:table-cell office:value-type="float" office:value="0.0169366">
                <text:p>0.0169366</text:p>
              </table:table-cell>
              <table:table-cell office:value-type="float" office:value="0.0181814">
                <text:p>0.0181814</text:p>
              </table:table-cell>
              <table:table-cell office:value-type="float" office:value="0.0244192">
                <text:p>0.0244192</text:p>
              </table:table-cell>
              <table:table-cell office:value-type="float" office:value="0.0358816">
                <text:p>0.03588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4541">
                <text:p>0.0044541</text:p>
              </table:table-cell>
              <table:table-cell office:value-type="float" office:value="0.0090956">
                <text:p>0.0090956</text:p>
              </table:table-cell>
              <table:table-cell office:value-type="float" office:value="0.0127533">
                <text:p>0.0127533</text:p>
              </table:table-cell>
              <table:table-cell office:value-type="float" office:value="0.0139518">
                <text:p>0.0139518</text:p>
              </table:table-cell>
              <table:table-cell office:value-type="float" office:value="0.0170304">
                <text:p>0.01703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4046">
                <text:p>0.0034046</text:p>
              </table:table-cell>
              <table:table-cell office:value-type="float" office:value="0.0066365">
                <text:p>0.0066365</text:p>
              </table:table-cell>
              <table:table-cell office:value-type="float" office:value="0.0066605">
                <text:p>0.0066605</text:p>
              </table:table-cell>
              <table:table-cell office:value-type="float" office:value="0.007097">
                <text:p>0.007097</text:p>
              </table:table-cell>
              <table:table-cell office:value-type="float" office:value="0.0111506">
                <text:p>0.01115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047">
                <text:p>0.001047</text:p>
              </table:table-cell>
              <table:table-cell office:value-type="float" office:value="0.001481">
                <text:p>0.001481</text:p>
              </table:table-cell>
              <table:table-cell office:value-type="float" office:value="0.0025565">
                <text:p>0.0025565</text:p>
              </table:table-cell>
              <table:table-cell office:value-type="float" office:value="0.0043927">
                <text:p>0.0043927</text:p>
              </table:table-cell>
              <table:table-cell office:value-type="float" office:value="0.0041226">
                <text:p>0.0041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5.776cm" svg:y="0.316cm" chart:style-name="ch2">
          <text:p>Speedup Per Threads</text:p>
        </chart:title>
        <chart:legend chart:legend-position="end" svg:x="13.946cm" svg:y="3.208cm" style:legend-expansion="high" chart:style-name="ch3"/>
        <chart:plot-area chart:style-name="ch4" table:cell-range-address="Sheet1.N1:Sheet1.N35 Sheet1.M2:Sheet1.M2 Sheet1.R2:Sheet1.R6 Sheet1.M9:Sheet1.M9 Sheet1.R9:Sheet1.R13 Sheet1.M16:Sheet1.M16 Sheet1.R16:Sheet1.R20 Sheet1.M23:Sheet1.M23 Sheet1.R23:Sheet1.R27 Sheet1.M31:Sheet1.M31 Sheet1.R31:Sheet1.R35" chart:data-source-has-labels="both" svg:x="1.331cm" svg:y="1.275cm" svg:width="12.295cm" svg:height="6.571cm">
          <chartooo:coordinate-region svg:x="1.952cm" svg:y="1.474cm" svg:width="11.487cm" svg:height="5.725cm"/>
          <chart:axis chart:dimension="x" chart:name="primary-x" chart:style-name="ch5" chartooo:axis-type="auto">
            <chartooo:date-scale/>
            <chart:title svg:x="6.468cm" svg:y="8.026cm" chart:style-name="ch6">
              <text:p>Thread count</text:p>
            </chart:title>
            <chart:categories table:cell-range-address="Sheet1.N2:Sheet1.N35"/>
          </chart:axis>
          <chart:axis chart:dimension="y" chart:name="primary-y" chart:style-name="ch5">
            <chart:title svg:x="0.451cm" svg:y="5.279cm" chart:style-name="ch7">
              <text:p>Speedup</text:p>
            </chart:title>
            <chart:grid chart:style-name="ch8" chart:class="major"/>
          </chart:axis>
          <chart:series chart:style-name="ch9" chart:values-cell-range-address="Sheet1.R2:Sheet1.R6" chart:label-cell-address="Sheet1.M2:Sheet1.M2" chart:class="chart:line">
            <chart:data-point chart:repeated="5"/>
          </chart:series>
          <chart:series chart:style-name="ch10" chart:values-cell-range-address="Sheet1.R9:Sheet1.R13" chart:label-cell-address="Sheet1.M9:Sheet1.M9" chart:class="chart:line">
            <chart:data-point chart:repeated="5"/>
          </chart:series>
          <chart:series chart:style-name="ch11" chart:values-cell-range-address="Sheet1.R16:Sheet1.R20" chart:label-cell-address="Sheet1.M16:Sheet1.M16" chart:class="chart:line">
            <chart:data-point chart:repeated="5"/>
          </chart:series>
          <chart:series chart:style-name="ch12" chart:values-cell-range-address="Sheet1.R23:Sheet1.R27" chart:label-cell-address="Sheet1.M23:Sheet1.M23" chart:class="chart:line">
            <chart:data-point chart:repeated="5"/>
          </chart:series>
          <chart:series chart:style-name="ch13" chart:values-cell-range-address="Sheet1.R31:Sheet1.R35" chart:label-cell-address="Sheet1.M31:Sheet1.M3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ball</text:p>
                <draw:g>
                  <svg:desc>Sheet1.M2:Sheet1.M2</svg:desc>
                </draw:g>
              </table:table-cell>
              <table:table-cell office:value-type="string">
                <text:p>2ball</text:p>
                <draw:g>
                  <svg:desc>Sheet1.M9:Sheet1.M9</svg:desc>
                </draw:g>
              </table:table-cell>
              <table:table-cell office:value-type="string">
                <text:p>3ball</text:p>
                <draw:g>
                  <svg:desc>Sheet1.M16:Sheet1.M16</svg:desc>
                </draw:g>
              </table:table-cell>
              <table:table-cell office:value-type="string">
                <text:p>4ball</text:p>
                <draw:g>
                  <svg:desc>Sheet1.M23:Sheet1.M23</svg:desc>
                </draw:g>
              </table:table-cell>
              <table:table-cell office:value-type="string">
                <text:p>5ball</text:p>
                <draw:g>
                  <svg:desc>Sheet1.M31:Sheet1.M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2:Sheet1.N35</svg:desc>
                </draw:g>
              </table:table-cell>
              <table:table-cell office:value-type="float" office:value="1">
                <text:p>1</text:p>
                <draw:g>
                  <svg:desc>Sheet1.R2:Sheet1.R6</svg:desc>
                </draw:g>
              </table:table-cell>
              <table:table-cell office:value-type="float" office:value="1">
                <text:p>1</text:p>
                <draw:g>
                  <svg:desc>Sheet1.R9:Sheet1.R13</svg:desc>
                </draw:g>
              </table:table-cell>
              <table:table-cell office:value-type="float" office:value="1">
                <text:p>1</text:p>
                <draw:g>
                  <svg:desc>Sheet1.R16:Sheet1.R20</svg:desc>
                </draw:g>
              </table:table-cell>
              <table:table-cell office:value-type="float" office:value="1">
                <text:p>1</text:p>
                <draw:g>
                  <svg:desc>Sheet1.R23:Sheet1.R27</svg:desc>
                </draw:g>
              </table:table-cell>
              <table:table-cell office:value-type="float" office:value="1">
                <text:p>1</text:p>
                <draw:g>
                  <svg:desc>Sheet1.R31:Sheet1.R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0348521608118">
                <text:p>2.20348521608118</text:p>
              </table:table-cell>
              <table:table-cell office:value-type="float" office:value="1.74638357167318">
                <text:p>1.74638357167318</text:p>
              </table:table-cell>
              <table:table-cell office:value-type="float" office:value="2.46349016027369">
                <text:p>2.46349016027369</text:p>
              </table:table-cell>
              <table:table-cell office:value-type="float" office:value="2.24555677499672">
                <text:p>2.24555677499672</text:p>
              </table:table-cell>
              <table:table-cell office:value-type="float" office:value="1.59304490323731">
                <text:p>1.593044903237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46559349812532">
                <text:p>4.46559349812532</text:p>
              </table:table-cell>
              <table:table-cell office:value-type="float" office:value="3.25188002990457">
                <text:p>3.25188002990457</text:p>
              </table:table-cell>
              <table:table-cell office:value-type="float" office:value="3.512008656583">
                <text:p>3.512008656583</text:p>
              </table:table-cell>
              <table:table-cell office:value-type="float" office:value="3.93029573245029">
                <text:p>3.93029573245029</text:p>
              </table:table-cell>
              <table:table-cell office:value-type="float" office:value="3.35640971439308">
                <text:p>3.356409714393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8421547318334">
                <text:p>5.8421547318334</text:p>
              </table:table-cell>
              <table:table-cell office:value-type="float" office:value="4.45683718827695">
                <text:p>4.45683718827695</text:p>
              </table:table-cell>
              <table:table-cell office:value-type="float" office:value="6.72467532467533">
                <text:p>6.72467532467533</text:p>
              </table:table-cell>
              <table:table-cell office:value-type="float" office:value="7.72646188530365">
                <text:p>7.72646188530365</text:p>
              </table:table-cell>
              <table:table-cell office:value-type="float" office:value="5.12627123204133">
                <text:p>5.126271232041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9973256924546">
                <text:p>18.9973256924546</text:p>
              </table:table-cell>
              <table:table-cell office:value-type="float" office:value="19.9715057393653">
                <text:p>19.9715057393653</text:p>
              </table:table-cell>
              <table:table-cell office:value-type="float" office:value="17.519929591238">
                <text:p>17.519929591238</text:p>
              </table:table-cell>
              <table:table-cell office:value-type="float" office:value="12.4831424863979">
                <text:p>12.4831424863979</text:p>
              </table:table-cell>
              <table:table-cell office:value-type="float" office:value="13.8652791927424">
                <text:p>13.8652791927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